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9c3d8" officeooo:paragraph-rsid="00148894" style:font-size-asian="10pt" style:font-size-complex="10pt"/>
    </style:style>
    <style:style style:name="P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33c37a" officeooo:paragraph-rsid="001ebc8d" style:font-size-asian="12pt" style:font-weight-asian="normal" style:font-size-complex="12pt" style:font-weight-complex="normal"/>
    </style:style>
    <style:style style:name="P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1ebc8d" style:font-size-asian="8.75pt" style:font-weight-asian="normal" style:font-size-complex="10pt" style:font-weight-complex="normal"/>
    </style:style>
    <style:style style:name="P6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2f25fb" style:font-size-asian="8.75pt" style:font-weight-asian="normal" style:font-size-complex="10pt" style:font-weight-complex="normal"/>
    </style:style>
    <style:style style:name="P7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0dff1" style:font-size-asian="8.75pt" style:font-weight-asian="normal" style:font-size-complex="10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32e46" officeooo:paragraph-rsid="00232e46" style:font-size-asian="8.75pt" style:font-weight-asian="normal" style:font-size-complex="10pt" style:font-weight-complex="normal"/>
    </style:style>
    <style:style style:name="P9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0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2c731b" style:font-size-asian="8.75pt" style:font-weight-asian="normal" style:font-size-complex="10pt" style:font-weight-complex="normal"/>
    </style:style>
    <style:style style:name="P12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30dff1" style:font-size-asian="8.75pt" style:font-weight-asian="normal" style:font-size-complex="10pt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5cd30" officeooo:paragraph-rsid="0035cd30" style:font-size-asian="8.75pt" style:font-weight-asian="normal" style:font-size-complex="10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907a1" officeooo:paragraph-rsid="003907a1" style:font-size-asian="8.75pt" style:font-weight-asian="normal" style:font-size-complex="10pt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566d3" style:font-size-asian="8.75pt" style:font-weight-asian="normal" style:font-size-complex="10pt" style:font-weight-complex="normal"/>
    </style:style>
    <style:style style:name="P16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3c46c" style:font-size-asian="8.75pt" style:font-weight-asian="normal" style:font-size-complex="10pt" style:font-weight-complex="normal"/>
    </style:style>
    <style:style style:name="P17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5438d" style:font-size-asian="8.75pt" style:font-weight-asian="normal" style:font-size-complex="10pt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f25fb" officeooo:paragraph-rsid="0030dff1" style:font-size-asian="8.75pt" style:font-weight-asian="normal" style:font-size-complex="10pt" style:font-weight-complex="normal"/>
    </style:style>
    <style:style style:name="P19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-0.6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7545f" officeooo:paragraph-rsid="0027545f" style:font-size-asian="8.75pt" style:font-weight-asian="normal" style:font-size-complex="10pt" style:font-weight-complex="normal"/>
    </style:style>
    <style:style style:name="P2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20pt" style:text-underline-style="solid" style:text-underline-width="auto" style:text-underline-color="font-color" fo:font-weight="bold" officeooo:rsid="00bb1f66" officeooo:paragraph-rsid="001120cf" style:font-size-asian="20pt" style:font-weight-asian="bold" style:font-size-complex="20pt" style:font-weight-complex="bold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bb1f66" officeooo:paragraph-rsid="001120cf" style:font-size-asian="8.75pt" style:font-weight-asian="normal" style:font-size-complex="10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style:text-underline-style="none" fo:font-weight="normal" officeooo:rsid="0011ebe9" officeooo:paragraph-rsid="001279c6" style:font-size-asian="8.75pt" style:font-weight-asian="normal" style:font-size-complex="10pt" style:font-weight-complex="normal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11ebe9" officeooo:paragraph-rsid="0011ebe9" style:font-size-asian="8.75pt" style:font-weight-asian="normal" style:font-size-complex="10pt" style:font-weight-complex="normal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style:text-underline-style="none" fo:font-weight="normal" officeooo:rsid="001279c6" officeooo:paragraph-rsid="001279c6" style:font-size-asian="8.75pt" style:font-weight-asian="normal" style:font-size-complex="10pt" style:font-weight-complex="normal"/>
    </style:style>
    <style:style style:name="P25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officeooo:paragraph-rsid="001279c6" style:font-size-asian="10pt" style:font-size-complex="10pt"/>
    </style:style>
    <style:style style:name="P26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34e48" officeooo:paragraph-rsid="00134e48" style:font-size-asian="10pt" style:font-size-complex="10pt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1ebe9" style:font-size-asian="13pt" style:font-weight-asian="normal" style:font-size-complex="13pt" style:font-weight-complex="normal"/>
    </style:style>
    <style:style style:name="P28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cc384" style:font-size-asian="13pt" style:font-weight-asian="normal" style:font-size-complex="13pt" style:font-weight-complex="normal"/>
    </style:style>
    <style:style style:name="P29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279c6"/>
    </style:style>
    <style:style style:name="P3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34e48"/>
    </style:style>
    <style:style style:name="P3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48894"/>
    </style:style>
    <style:style style:name="P3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rsid="00148894" officeooo:paragraph-rsid="0019c3d8"/>
    </style:style>
    <style:style style:name="P3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548e0" officeooo:paragraph-rsid="00266e99" style:font-size-asian="12pt" style:font-weight-asian="normal" style:font-size-complex="12pt" style:font-weight-complex="normal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93089" officeooo:paragraph-rsid="00293089" style:font-size-asian="12pt" style:font-weight-asian="normal" style:font-size-complex="12pt" style:font-weight-complex="normal"/>
    </style:style>
    <style:style style:name="P35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48894"/>
    </style:style>
    <style:style style:name="P36" style:family="paragraph" style:parent-style-name="Text_20_body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279c6" officeooo:paragraph-rsid="001279c6" style:font-size-asian="10pt" style:font-size-complex="10pt"/>
    </style:style>
    <style:style style:name="P37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279c6" officeooo:paragraph-rsid="001279c6" style:font-size-asian="10pt" style:font-size-complex="10pt"/>
    </style:style>
    <style:style style:name="P38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fo:font-size="10pt" fo:language="es" fo:country="ES" officeooo:rsid="00148894" officeooo:paragraph-rsid="0016c476" style:font-size-asian="10pt" style:font-size-complex="10pt"/>
    </style:style>
    <style:style style:name="P39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officeooo:rsid="0016c476" officeooo:paragraph-rsid="0016c476"/>
    </style:style>
    <style:style style:name="P40" style:family="paragraph" style:parent-style-name="Text_20_body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officeooo:rsid="0016c476" officeooo:paragraph-rsid="0016c476"/>
    </style:style>
    <style:style style:name="T1" style:family="text">
      <style:text-properties officeooo:rsid="00bd80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9c6" style:font-weight-asian="bold" style:font-weight-complex="bold"/>
    </style:style>
    <style:style style:name="T4" style:family="text">
      <style:text-properties officeooo:rsid="001279c6"/>
    </style:style>
    <style:style style:name="T5" style:family="text">
      <style:text-properties fo:language="es" fo:country="ES"/>
    </style:style>
    <style:style style:name="T6" style:family="text">
      <style:text-properties fo:font-size="10pt" fo:language="es" fo:country="ES" style:font-size-asian="10pt" style:font-size-complex="10pt"/>
    </style:style>
    <style:style style:name="T7" style:family="text">
      <style:text-properties fo:font-size="10pt" fo:language="es" fo:country="ES" officeooo:rsid="001279c6" style:font-size-asian="10pt" style:font-size-complex="10pt"/>
    </style:style>
    <style:style style:name="T8" style:family="text">
      <style:text-properties fo:font-size="10pt" fo:language="es" fo:country="ES" officeooo:rsid="00134e48" style:font-size-asian="10pt" style:font-size-complex="10pt"/>
    </style:style>
    <style:style style:name="T9" style:family="text">
      <style:text-properties fo:font-size="10pt" fo:language="es" fo:country="ES" officeooo:rsid="00148894" style:font-size-asian="10pt" style:font-size-complex="10pt"/>
    </style:style>
    <style:style style:name="T10" style:family="text">
      <style:text-properties fo:font-size="10pt" fo:language="es" fo:country="ES" officeooo:rsid="001588a0" style:font-size-asian="10pt" style:font-size-complex="10pt"/>
    </style:style>
    <style:style style:name="T11" style:family="text">
      <style:text-properties fo:font-size="10pt" fo:language="es" fo:country="ES" officeooo:rsid="0019c3d8" style:font-size-asian="10pt" style:font-size-complex="10pt"/>
    </style:style>
    <style:style style:name="T12" style:family="text">
      <style:text-properties fo:font-size="10pt" fo:language="es" fo:country="ES" officeooo:rsid="001a5fb8" style:font-size-asian="10pt" style:font-size-complex="10pt"/>
    </style:style>
    <style:style style:name="T13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ES" fo:font-weight="bold" officeooo:rsid="001279c6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ES" fo:font-weight="bold" officeooo:rsid="00134e48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ES" fo:font-weight="bold" officeooo:rsid="00148894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ES" fo:font-weight="normal" officeooo:rsid="001588a0" style:font-size-asian="10pt" style:font-weight-asian="normal" style:font-size-complex="10pt" style:font-weight-complex="normal"/>
    </style:style>
    <style:style style:name="T18" style:family="text">
      <style:text-properties style:text-underline-style="none" fo:font-weight="bold" officeooo:rsid="001279c6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officeooo:rsid="002c962f"/>
    </style:style>
    <style:style style:name="T21" style:family="text">
      <style:text-properties officeooo:rsid="00203379"/>
    </style:style>
    <style:style style:name="T22" style:family="text">
      <style:text-properties officeooo:rsid="0025438d"/>
    </style:style>
    <style:style style:name="T23" style:family="text">
      <style:text-properties officeooo:rsid="002548e0"/>
    </style:style>
    <style:style style:name="T24" style:family="text">
      <style:text-properties officeooo:rsid="00266e99"/>
    </style:style>
    <style:style style:name="T25" style:family="text">
      <style:text-properties officeooo:rsid="0028ada3"/>
    </style:style>
    <style:style style:name="T26" style:family="text">
      <style:text-properties officeooo:rsid="002b1b5c"/>
    </style:style>
    <style:style style:name="T27" style:family="text">
      <style:text-properties officeooo:rsid="002c731b"/>
    </style:style>
    <style:style style:name="T28" style:family="text">
      <style:text-properties officeooo:rsid="0030dff1"/>
    </style:style>
    <style:style style:name="T29" style:family="text">
      <style:text-properties officeooo:rsid="00317898"/>
    </style:style>
    <style:style style:name="T30" style:family="text">
      <style:text-properties officeooo:rsid="003566d3"/>
    </style:style>
    <style:style style:name="T31" style:family="text">
      <style:text-properties officeooo:rsid="00381b89"/>
    </style:style>
    <style:style style:name="T32" style:family="text">
      <style:text-properties officeooo:rsid="003907a1"/>
    </style:style>
    <style:style style:name="T33" style:family="text">
      <style:text-properties style:text-underline-style="solid" style:text-underline-width="auto" style:text-underline-color="font-color" officeooo:rsid="00381b89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_________TFG → Mi aplicación de taxis_____________</text:h>
      <text:h text:style-name="P21" text:outline-level="2"/>
      <text:h text:style-name="P21" text:outline-level="2">Lo que hay que hacer es una aplicación parecida a los de los taxis de ejemplo pero mucho mas sencilla y usando voltdb.</text:h>
      <text:h text:style-name="P21" text:outline-level="2">Para ello voy a fijarme en la parte del <text:span text:style-name="T2">tutorial 6</text:span> de voltdb para montar <text:s/>la aplicación y también del ejemplo de <text:span text:style-name="T2">geoespacial </text:span>para vercomo funciona <text:s/>esta parte, los demás ejemplos no me sirven.</text:h>
      <text:h text:style-name="P21" text:outline-level="2"/>
      <text:h text:style-name="P21" text:outline-level="2">Pasos:</text:h>
      <text:h text:style-name="P21" text:outline-level="2">-Tengo que ver <text:s/>con que csvs me quedo, supongo que con una parte de 2017solo para que no sea muy pesado</text:h>
      <text:h text:style-name="P21" text:outline-level="2">-Crear algunas tablas, esquemas, BBDD de prueba para ir viendo como funciona.</text:h>
      <text:h text:style-name="P21" text:outline-level="2">-<text:span text:style-name="T1">Lo primero me fijaré del tutorial 6 y haré <text:s/>un html sencillito de consultas sin geoespacial:</text:span></text:h>
      <text:h text:style-name="P21" text:outline-level="2"/>
      <text:h text:style-name="P27" text:outline-level="2"/>
      <text:h text:style-name="P27" text:outline-level="2"/>
      <text:h text:style-name="P22" text:outline-level="2">* <text:span text:style-name="T4">He cogido el </text:span><text:span text:style-name="T3">yellow_tripdata_2017-12.csv</text:span><text:span text:style-name="T4"> que contiene solo los datos de diciembre de 2017 de los taxis amarillos.</text:span></text:h>
      <text:h text:style-name="P24" text:outline-level="2">Significado de las disitntas columnas del csv:</text:h>
      <text:h text:style-name="P24" text:outline-level="2"/>
      <text:h text:style-name="P25" text:outline-level="2"><text:span text:style-name="T18">- VendorID → </text:span><text:bookmark text:name="result_box"/><text:span text:style-name="T5">Un código que indica el proveedor de TPEP que proporcionó el registro.</text:span></text:h>
      <text:h text:style-name="P36" text:outline-level="2">1= Creative Mobile Technologies, LLC</text:h>
      <text:h text:style-name="P37" text:outline-level="2">2= VeriFone Inc</text:h>
      <text:h text:style-name="P29" text:outline-level="2"><text:span text:style-name="T7">- </text:span><text:span text:style-name="T14">tpep_pickup_datetime</text:span><text:span text:style-name="T7"> → </text:span><text:bookmark text:name="result_box2"/><text:span text:style-name="T7">La fecha y la hora cuando el medidor estaba activado.</text:span></text:h>
      <text:h text:style-name="P30" text:outline-level="2"><text:span text:style-name="T7">- </text:span><text:span text:style-name="T15">tpep_dropoff_datetime </text:span><text:span text:style-name="T8">→ </text:span><text:span text:style-name="T7">La fecha y la hora cuando el medidor estaba </text:span><text:span text:style-name="T8">des</text:span><text:span text:style-name="T7">activado.</text:span></text:h>
      <text:h text:style-name="P30" text:outline-level="2"><text:span text:style-name="T7">- </text:span><text:span text:style-name="T15">Passenger_count</text:span><text:span text:style-name="T8"> → </text:span><text:bookmark text:name="result_box3"/><text:span text:style-name="T8">La cantidad de pasajeros en el vehículo (</text:span><text:bookmark text:name="result_box4"/><text:span text:style-name="T8">Este es un valor ingresado por el controlador).</text:span></text:h>
      <text:h text:style-name="P31" text:outline-level="2"><text:span text:style-name="T8">- </text:span><text:span text:style-name="T16">Trip_distance →</text:span><text:span text:style-name="T17"> </text:span><text:bookmark text:name="result_box5"/><text:span text:style-name="T17">La distancia de viaje transcurrida en millas informada por el taxímetro.</text:span></text:h>
      <text:h text:style-name="P31" text:outline-level="2"><text:span text:style-name="T9">- </text:span><text:span text:style-name="T16">Pickup_longitude</text:span><text:span text:style-name="T9"> → </text:span><text:bookmark text:name="result_box6"/><text:span text:style-name="T6">Longitud donde el medidor estaba enganchado.</text:span></text:h>
      <text:h text:style-name="P31" text:outline-level="2"><text:span text:style-name="T9">- </text:span><text:span text:style-name="T16">Pickup_latitude</text:span><text:span text:style-name="T9">→ </text:span><text:span text:style-name="T10">Latitud</text:span><text:span text:style-name="T6"> donde el medidor estaba enganchado.</text:span></text:h>
      <text:h text:style-name="P31" text:outline-level="2"><text:span text:style-name="T9">- </text:span><text:span text:style-name="T16">RateCodeID</text:span><text:span text:style-name="T9">→ </text:span><text:bookmark text:name="result_box8"/><text:span text:style-name="T6">El código de tarifa final vigente al final del viaje.</text:span></text:h>
      <text:h text:style-name="P40" text:outline-level="2"><text:span text:style-name="T9">1= Standard rate</text:span><text:span text:style-name="T6">b(tarifa estandar)</text:span></text:h>
      <text:h text:style-name="P38" text:outline-level="2">2=JFK</text:h>
      <text:h text:style-name="P38" text:outline-level="2">3=Newark</text:h>
      <text:h text:style-name="P38" text:outline-level="2">4=Nassau or Westchester</text:h>
      <text:h text:style-name="P39" text:outline-level="2"><text:span text:style-name="T9">5=Negotiated fare </text:span><text:span text:style-name="T6">(tarifa negociada)</text:span></text:h>
      <text:h text:style-name="P39" text:outline-level="2"><text:span text:style-name="T9">6=Group ride </text:span><text:span text:style-name="T6">(paseo grupal)</text:span></text:h>
      <text:h text:style-name="P35" text:outline-level="2"><text:span text:style-name="T9">- </text:span><text:span text:style-name="T16">Store_and_fwd_flag</text:span><text:span text:style-name="T9">→ </text:span><text:bookmark text:name="result_box9"/><text:span text:style-name="T6">Esta bandera indica si el registro de viaje se llevó a cabo en el vehículo memoria antes de enviar al vendedor, también conocido como "almacenar y reenviar"</text:span><text:span text:style-name="T9"> </text:span><text:bookmark text:name="result_box10"/><text:span text:style-name="T9">porque el vehículo no tenía una conexión con el servidor.</text:span></text:h>
      <text:h text:style-name="P31" text:outline-level="2"><text:span text:style-name="T9">- </text:span><text:span text:style-name="T16">Dropoff_longitude</text:span><text:span text:style-name="T9">→ </text:span><text:bookmark text:name="result_box11"/><text:span text:style-name="T6">Longitud donde el medidor fue desconectado.</text:span></text:h>
      <text:h text:style-name="P32" text:outline-level="2"><text:span text:style-name="T6">- </text:span><text:span text:style-name="T13">Dropoff_ latitude</text:span><text:span text:style-name="T6">→ </text:span><text:span text:style-name="T11">Latitud</text:span><text:span text:style-name="T6"> donde el medidor fue desconectado.</text:span></text:h>
      <text:h text:style-name="P31" text:outline-level="2"><text:span text:style-name="T9">- </text:span><text:span text:style-name="T16">Payment_type</text:span><text:span text:style-name="T9">→ </text:span><text:bookmark text:name="result_box12"/><text:span text:style-name="T11">Un código numérico que indica cómo el pasajero pagó el viaje.</text:span></text:h>
      <text:h text:style-name="P1" text:outline-level="2"><text:bookmark text:name="result_box13"/>1 = Tarjeta de crédito<text:line-break/>2 = efectivo<text:line-break/>3 = Sin cargo<text:line-break/>4 = Disputa<text:line-break/>5 = Desconocido<text:line-break/>6 = viaje anulado</text:h>
      <text:h text:style-name="P31" text:outline-level="2"><text:span text:style-name="T9">- </text:span><text:span text:style-name="T16">Fare_amount</text:span><text:span text:style-name="T9">→ </text:span><text:bookmark text:name="result_box14"/><text:span text:style-name="T6">La tarifa de tiempo y distancia calculada por el medidor.</text:span></text:h>
      <text:h text:style-name="P31" text:outline-level="2"><text:span text:style-name="T9">- </text:span><text:span text:style-name="T16">Extra</text:span><text:span text:style-name="T9">→ </text:span><text:bookmark text:name="result_box15"/><text:span text:style-name="T6">Extras y recargos misceláneos. Actualmente, esto solo incluye los $ 0,50 y $ 1 hora punta y cargos por noche.</text:span></text:h>
      <text:h text:style-name="P31" text:outline-level="2"><text:span text:style-name="T9">- </text:span><text:span text:style-name="T16">MTA_tax</text:span><text:span text:style-name="T9">→ </text:span><text:bookmark text:name="result_box17"/><text:span text:style-name="T9">Impuesto de MTA de $ 0.50 que se activa automáticamente según el indicador tasa de uso.</text:span></text:h>
      <text:h text:style-name="P31" text:outline-level="2"><text:span text:style-name="T9">- </text:span><text:span text:style-name="T16">Improvement_surcharge</text:span><text:span text:style-name="T9">→ </text:span><text:bookmark text:name="result_box18"/><text:span text:style-name="T6">El recargo de mejora de $ 0.30 evaluó los viajes en la caída de bandera. Los el recargo por mejoras comenzó a cobrarse en 2015.</text:span></text:h>
      <text:h text:style-name="P31" text:outline-level="2"><text:span text:style-name="T9">- </text:span><text:span text:style-name="T16">Tip_amount</text:span><text:span text:style-name="T9">→</text:span><text:bookmark text:name="result_box21"/><text:span text:style-name="T9">Cantidad de propinas: este campo se rellena automáticamente para obtener sugerencias sobre tarjetas de crédito. Los consejos de efectivo no están incluidos</text:span></text:h>
      <text:h text:style-name="P31" text:outline-level="2"><text:span text:style-name="T9">- </text:span><text:span text:style-name="T16">Tolls_amount</text:span><text:span text:style-name="T9">→ </text:span><text:span text:style-name="T12">Cantidad</text:span><text:span text:style-name="T6"> total de todos los peajes pagados en viaje</text:span></text:h>
      <text:h text:style-name="P31" text:outline-level="2"><text:span text:style-name="T9">- </text:span><text:span text:style-name="T16">Total_amount</text:span><text:span text:style-name="T9">→ </text:span><text:bookmark text:name="result_box23"/><text:span text:style-name="T6">El monto total cargado a los pasajeros. No incluye propinas en efectivo</text:span></text:h>
      <text:h text:style-name="P26" text:outline-level="2"/>
      <text:h text:style-name="P26" text:outline-level="2"/>
      <text:h text:style-name="P26" text:outline-level="2"/>
      <text:h text:style-name="P33" text:outline-level="2">De la misma página he descargado <text:s/>el csv con las zonas a partir de los ids <text:span text:style-name="T24">(taxi+_zone_lookup.csv)</text:span></text:h>
      <text:h text:style-name="P34" text:outline-level="2">–-----Tambien hay un archivo con en tiempo, mas tarde lo podría añadir</text:h>
      <text:h text:style-name="P23" text:outline-level="2"/>
      <text:h text:style-name="P23" text:outline-level="2"/>
      <text:h text:style-name="P23" text:outline-level="2"/>
      <text:h text:style-name="P23" text:outline-level="2"><text:soft-page-break/></text:h>
      <text:h text:style-name="P28" text:outline-level="2">Tutorial 6 pero con mi aplicación --<text:span text:style-name="T4">&gt;</text:span> <text:span text:style-name="T4">taxis amarillos</text:span></text:h>
      <text:h text:style-name="P28" text:outline-level="2"/>
      <text:list xml:id="list3485906655694133478" text:style-name="L1">
        <text:list-item>
          <text:h text:style-name="P2" text:outline-level="2"><text:span text:style-name="T20">C</text:span><text:span text:style-name="T19">reando la base de datos</text:span></text:h>
        </text:list-item>
      </text:list>
      <text:h text:style-name="P3" text:outline-level="2"/>
      <text:list xml:id="list4186063713017648582" text:style-name="L2">
        <text:list-item>
          <text:h text:style-name="P4" text:outline-level="2">Cargando y Administrando Datos</text:h>
          <text:h text:style-name="P5" text:outline-level="2">-<text:span text:style-name="T21">Cargamos los datos del csv en un .txt</text:span></text:h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2">- primero creo la base de datos yellow_tripdata del mi archivo codigo.sql</text:h>
                          <text:h text:style-name="P16" text:outline-level="2">&gt; FILE codigo.sql</text:h>
                          <text:list>
                            <text:list-header>
                              <text:h text:style-name="P17" text:outline-level="2">$ <text:s/><text:span text:style-name="T22">csvloader --skip 1 -f data/yellow_tripdata_2017-12.csv yellow_tripdata --limitrows 100000</text:span></text:h>
                              <text:list>
                                <text:list-header>
                                  <text:h text:style-name="P18" text:outline-level="2"><text:s text:c="6"/>*esto tarda <text:span text:style-name="T28">26.68 seconds</text:span></text:h>
                                </text:list-header>
                              </text:list>
                              <text:h text:style-name="P19" text:outline-level="2">$ <text:span text:style-name="T22">csvloader --skip 1 -f data/</text:span>taxi+_zone_lookup.<text:span text:style-name="T22">csv </text:span>Location</text:h>
                            </text:list-header>
                          </text:list>
                          <text:h text:style-name="P9" text:outline-level="2">- limitrow<text:span text:style-name="T23">s</text:span> sirve para cargar el numero de lineas leidas como máximo.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2"/>
      <text:h text:style-name="P10" text:outline-level="2">-<text:span text:style-name="T25">con esto habré cargado las rutas y las zonas, dos tablas.</text:span></text:h>
      <text:h text:style-name="P10" text:outline-level="2"/>
      <text:h text:style-name="P10" text:outline-level="2">--<text:span text:style-name="T26">creo indices para las tablas y particiones</text:span></text:h>
      <text:h text:style-name="P11" text:outline-level="2">--creo un índice que agrupe las rutas por el id del lugar de origen y destino</text:h>
      <text:h text:style-name="P11" text:outline-level="2">--creo un indice que agrupe por el id y la ciudad --¿sería el mejor?</text:h>
      <text:h text:style-name="P11" text:outline-level="2"/>
      <text:h text:style-name="P11" text:outline-level="2">-<text:span text:style-name="T29">cxreo lasparticiones, se supone que se cargará el csv mucho mas rápido, cuando se redacte consultar el turorial parte 3</text:span></text:h>
      <text:h text:style-name="P10" text:outline-level="2"/>
      <text:list xml:id="list222322019764343" text:continue-numbering="true" text:style-name="L2">
        <text:list-header>
          <text:h text:style-name="P6" text:outline-level="2">*<text:span text:style-name="T27">cosas curiosas por crearlos índices</text:span></text:h>
          <text:h text:style-name="P12" text:outline-level="2">----Hacer una select <text:s/>de la tabla yellow_tripdata sin índice con 100.000 → 0,57s , con índice → 0,65s, esto es porque es un select completo,pero cuando se haga select buscando por lugares será mucho mas rápido.</text:h>
        </text:list-header>
      </text:list>
      <text:h text:style-name="P7" text:outline-level="2"/>
      <text:h text:style-name="P7" text:outline-level="2">----------------------------</text:h>
      <text:h text:style-name="P15" text:outline-level="2">--<text:span text:style-name="T30">he creado dos procedimeintos simples recompilados de ejemplo: numtrips_PU y Boroughs_name</text:span></text:h>
      <text:h text:style-name="P15" text:outline-level="2"/>
      <text:h text:style-name="P13" text:outline-level="2">Procedimientos mas elavorados:</text:h>
      <text:h text:style-name="P13" text:outline-level="2">-<text:span text:style-name="T31">Escribo los </text:span><text:span text:style-name="T33">dosmismos</text:span><text:span text:style-name="T31"> ejemplos de antes perocon java</text:span></text:h>
      <text:h text:style-name="P13" text:outline-level="2">* <text:span text:style-name="T32">con filds se pueden elegir las columnas que queramos en el csv</text:span></text:h>
      <text:h text:style-name="P13" text:outline-level="2">* -<text:span text:style-name="T32">p se usa para <text:s/>indicar que usamos un procedimiento almacenado en el csv</text:span></text:h>
      <text:h text:style-name="P13" text:outline-level="2"/>
      <text:h text:style-name="P14" text:outline-level="2">IMPORTANTE--→&gt; distingue entre mayusculas y minuscuilas</text:h>
      <text:h text:style-name="P14" text:outline-level="2">Ejemplo ejecución: exec ejemplo_simple 'central park';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56:15.686568902</meta:creation-date>
    <dc:date>2018-04-20T22:23:20.342357040</dc:date>
    <meta:editing-duration>PT5H2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770" meta:character-count="4638" meta:non-whitespace-character-count="3932"/>
  </office:meta>
</office:document-meta>
</file>